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D8000001059CB8DB28.png"/>
  <manifest:file-entry manifest:media-type="image/jpeg" manifest:full-path="Pictures/100000000000093A000002E42C3CC8CE.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P4" style:family="paragraph" style:parent-style-name="Header">
      <style:paragraph-properties fo:text-align="center" style:justify-single-word="false"/>
    </style:style>
    <style:style style:name="P5" style:family="paragraph" style:parent-style-name="Standard">
      <style:paragraph-properties style:text-autospace="none"/>
      <style:text-properties fo:color="#ff0000" style:font-name="Arial" fo:font-size="10pt" style:font-size-asian="10pt" style:font-name-complex="Arial" style:font-size-complex="10pt"/>
    </style:style>
    <style:style style:name="P6" style:family="paragraph" style:parent-style-name="Standard">
      <style:paragraph-properties fo:text-align="center" style:justify-single-word="false" style:text-autospace="none"/>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margin-left="1.244cm" fo:margin-right="0cm" fo:text-align="justify" style:justify-single-word="false" fo:text-indent="-1.244cm" style:auto-text-indent="false"/>
    </style:style>
    <style:style style:name="P9" style:family="paragraph" style:parent-style-name="Standard">
      <style:paragraph-properties fo:margin-left="1.244cm" fo:margin-right="0cm" fo:text-align="justify" style:justify-single-word="false" fo:text-indent="-1.244cm" style:auto-text-indent="false"/>
      <style:text-properties fo:color="#000000"/>
    </style:style>
    <style:style style:name="P10" style:family="paragraph" style:parent-style-name="Text_20_body">
      <style:paragraph-properties fo:text-align="center" style:justify-single-word="false"/>
      <style:text-properties fo:color="#000000" fo:font-size="10pt" fo:font-weight="bold" style:font-size-asian="10pt" style:font-weight-asian="bold" style:font-name-complex="Arial" style:font-size-complex="10pt" style:font-weight-complex="bold"/>
    </style:style>
    <style:style style:name="P11" style:family="paragraph" style:parent-style-name="Título_20_Ref._20_COMNI">
      <style:paragraph-properties fo:margin-top="0.847cm" fo:margin-bottom="0.212cm" fo:text-align="center" style:justify-single-word="false"/>
      <style:text-properties fo:color="#000000" fo:font-size="10pt" fo:font-weight="bold" style:font-size-asian="10pt" style:font-weight-asian="bold" style:font-name-complex="Arial" style:font-size-complex="10pt" style:font-weight-complex="bold"/>
    </style:style>
    <style:style style:name="P12"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3" style:family="paragraph" style:parent-style-name="Título_20_Art._20_COMNI">
      <style:paragraph-properties fo:margin-top="0cm" fo:margin-bottom="0.106cm" fo:text-align="center" style:justify-single-word="false"/>
      <style:text-properties fo:color="#000000" fo:font-size="10pt" fo:font-weight="bold" style:font-size-asian="10pt" style:font-weight-asian="bold" style:font-name-complex="Arial" style:font-size-complex="10pt" style:font-weight-complex="bold"/>
    </style:style>
    <style:style style:name="P14" style:family="paragraph" style:parent-style-name="Referencia._20_COMNI">
      <style:paragraph-properties fo:margin-left="0cm" fo:margin-right="0cm" fo:text-align="center" style:justify-single-word="false" fo:text-indent="0cm" style:auto-text-indent="false"/>
      <style:text-properties fo:color="#000000" fo:font-size="10pt" style:font-size-asian="10pt" style:font-name-complex="Arial" style:font-size-complex="10pt"/>
    </style:style>
    <style:style style:name="P15" style:family="paragraph" style:parent-style-name="Referencia._20_COMNI">
      <style:paragraph-properties fo:margin-left="0cm" fo:margin-right="0cm" fo:text-align="center" style:justify-single-word="false" fo:text-indent="0cm" style:auto-text-indent="false"/>
      <style:text-properties fo:font-variant="normal" fo:text-transform="none" fo:color="#000000" style:font-name="Arial1" fo:font-size="10pt" fo:letter-spacing="normal" fo:language="zxx" fo:country="none" fo:font-style="normal" fo:font-weight="normal" fo:background-color="transparent" style:font-size-asian="10pt" style:font-style-asian="normal" style:font-name-complex="Arial" style:font-size-complex="10pt" style:font-style-complex="normal"/>
    </style:style>
    <style:style style:name="P16" style:family="paragraph" style:parent-style-name="Referencia._20_COMNI">
      <style:paragraph-properties fo:margin-left="0.75cm" fo:margin-right="0cm" fo:text-align="center" style:justify-single-word="false" fo:text-indent="-0.75cm" style:auto-text-indent="false"/>
      <style:text-properties fo:color="#000000" fo:font-size="10pt" style:font-size-asian="10pt" style:font-name-complex="Arial" style:font-size-complex="10pt"/>
    </style:style>
    <style:style style:name="P17"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8" style:family="paragraph" style:parent-style-name="Heading_20_1">
      <style:paragraph-properties fo:margin-top="0.423cm" fo:margin-bottom="0cm" fo:text-align="center" style:justify-single-word="false"/>
    </style:style>
    <style:style style:name="P19" style:family="paragraph" style:parent-style-name="Título_20_Art._20_COMNI" style:master-page-name="Standard">
      <style:paragraph-properties fo:margin-top="0cm" fo:margin-bottom="0.106cm" fo:text-align="center" style:justify-single-word="false" style:page-number="auto"/>
      <style:text-properties fo:color="#000000" fo:font-size="10pt" fo:font-weight="bold" style:font-size-asian="10pt" style:font-weight-asian="bold" style:font-name-complex="Arial" style:font-size-complex="10pt" style:font-weight-complex="bold"/>
    </style:style>
    <style:style style:name="T1" style:family="text">
      <style:text-properties style:font-name="Arial" fo:font-size="11pt" style:font-size-asian="11pt" style:font-name-complex="Arial" style:font-size-complex="11pt"/>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style:font-size-asian="10pt" style:language-asian="es" style:country-asian="ES" style:font-name-complex="Arial" style:font-size-complex="10pt" style:font-weight-complex="bold"/>
    </style:style>
    <style:style style:name="T4" style:family="text">
      <style:text-properties style:font-name="Arial" fo:font-size="10pt" fo:font-style="italic" style:font-size-asian="10pt" style:language-asian="es" style:country-asian="ES" style:font-style-asian="italic" style:font-name-complex="Arial" style:font-size-complex="10pt" style:font-weight-complex="bold"/>
    </style:style>
    <style:style style:name="T5" style:family="text">
      <style:text-properties fo:color="#000000" style:font-name="Arial" fo:font-size="10pt" fo:language="es" fo:country="ES" fo:font-weight="normal" style:font-size-asian="10pt" style:font-weight-asian="normal" style:font-name-complex="Arial" style:font-size-complex="10pt" style:font-weight-complex="normal"/>
    </style:style>
    <style:style style:name="T6" style:family="text">
      <style:text-properties fo:color="#000000" style:font-name="Arial" fo:font-size="10pt" fo:language="zxx" fo:country="none" fo:font-style="italic" fo:font-weight="normal" fo:background-color="transparent" style:font-size-asian="10pt" style:language-asian="es" style:country-asian="ES" style:font-style-asian="italic" style:font-weight-asian="normal" style:font-name-complex="Arial" style:font-size-complex="10pt" style:font-style-complex="normal" style:font-weight-complex="bold"/>
    </style:style>
    <style:style style:name="T7" style:family="text">
      <style:text-properties fo:font-variant="normal" fo:text-transform="none" style:font-name="Arial" fo:font-size="10pt" fo:letter-spacing="normal" fo:font-style="normal" fo:font-weight="normal" style:font-size-asian="10pt" style:font-name-complex="Arial" style:font-size-complex="10pt"/>
    </style:style>
    <style:style style:name="T8" style:family="text">
      <style:text-properties style:font-name="Arial1" fo:font-size="10pt"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Default"/>
      <text:p text:style-name="Default"/>
      <text:p text:style-name="P13">PROGNÓSTICO DA DETECÇÃO DE FALHAS EM MÁQUINAS ROTATIVAS A PARTIR DO ARMAZENAMENTO E ANÁLISE DE SÉRIES TEMPORAIS DE VIBRAÇÃO </text:p>
      <text:h text:style-name="P18" text:outline-level="1"><text:span text:style-name="T5">Pereira, Rafael Alves</text:span><text:span text:style-name="T5"> </text:span></text:h>
      <text:p text:style-name="P14">Instituto Federal Fluminense</text:p>
      <text:p text:style-name="P15">Rua Dr. Siqueira, 273 - Parque Dom Bosco - Campos dos Goytacazes, RJ - CEP 28030-130</text:p>
      <text:p text:style-name="P16"><text:s/>alvespereira.rap@gmail.com </text:p>
      <text:p text:style-name="P11">RESUMO</text:p>
      <text:p text:style-name="P12">Na indústria a manutenção preditiva tem-se mostrado eficiente para reduzir os prejuízos financeiros devido às paradas não programadas por falhas dos equipamentos no processo produtivo. Ainda nos dias de hoje, mesmo com os grandes avanços tecnológicos nas áreas de medição e manutenção, obter dados e possuir uma metodologia que possa definir o momento mais adequado para realizar uma manutenção preditiva não é uma tarefa simples, principalmente tratando-se de máquinas rotativas como turbomáquinas, bombas e compressores. A causa deste fato é a natureza dos sinais envolvidos e tipo de aplicação, pois o armazenamento histórico de dados de vibração destinados à detecção de falhas e manutenção preditiva sofre limitações tecnológicas devido às grandes massas de dados envolvidos. A busca por soluções que possam resolver essas limitações, relativas ao armazenamento, recuperação de dados para análise, funcionar de forma distribuída agregando requisitos de confiabilidade, disponibilidade e robustez podem resultar em grande economia financeira. Considerando o exposto, o presente projeto de pesquisa visa estudar e desenvolver um sistema livre para aquisição, análise e armazenamento remoto de vibração em equipamentos rotativos.</text:p>
      <text:p text:style-name="P12">Modelagem do bd objetivando desempenho e redu'cao de espaco para o armazenamento</text:p>
      <text:p text:style-name="P12">aquisi'cao de dados de vibra'cao</text:p>
      <text:p text:style-name="P12">anla'lise r non r sistema de cadastro e m'odulo de an'alise para o prognostico usando (fuzzy)</text:p>
      <text:p text:style-name="P12">testes </text:p>
      <text:p text:style-name="P12">Faz-se uso de um simulador de sinais de vibração a partir de programa desenvolvido em linguagem Gr'afica, os quais serão armazenados em uma base de dados PostgreSQL. Esses dados de vibração serão tratados por programa desenvolvido em linguagem Ruby on Rails e retornará gráficos de tendência da referida máquina para predição de falhas.</text:p>
      <text:p text:style-name="P12">Até o presente momento verificou-se que a base PostgreSQL é boa aliada para rápida recuperação dos dados. A tecnologia Ruby on Rails mostra-se promissora para gerar gráficos de tendência sobre a grande massa de dados referentes à vibração das máquinas devido a boas bibliotecas de gráfico apresentadas por ela.</text:p>
      <text:p text:style-name="P5"/>
      <text:p text:style-name="P10">REFERÊNCIAS </text:p>
      <text:p text:style-name="P8"><text:span text:style-name="T2">[1]<text:tab/></text:span><text:span text:style-name="T6">HARRIS, C.M., PIERSON, A. G. Harris Shock and Vibration Handbook. McGRAW-HILL. 5Th Edition. 2002.</text:span></text:p>
      <text:p text:style-name="P8"><text:span text:style-name="T2">[2]<text:tab/></text:span><text:span text:style-name="T6">VIBRATION TRAINING QUICK REFERENCE . Disponível em: &lt;http://www.mobiusinstitute.org&gt;. Acesso em 24 de janeiro de 2012.</text:span></text:p>
      <text:p text:style-name="P9"><text:span text:style-name="T3">[3]<text:tab/></text:span><text:span text:style-name="T4">MCCONNELL, K. G., VARATO, P. S. Vibration Testing: Theory and Practice. Published: John Wiley &amp; Sons Inc. 2001</text:span></text:p>
      <text:p text:style-name="P7"/>
      <text:p text:style-name="P6"><text:span text:style-name="T8">Área temática: </text:span><text:span text:style-name="T7">G- Vibraciones y Análisis de Fal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Default" style:next-style-name="Default" style:class="text">
      <style:text-properties fo:color="#000000" style:font-name-complex="Times New Roma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en" fo:country="US" fo:font-style="italic" fo:font-weight="bold" style:font-style-asian="italic" style:font-weight-asian="bold"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n" fo:country="US"/>
    </style:style>
    <style:style style:name="Default" style:family="paragraph">
      <style:paragraph-properties fo:orphans="2" fo:widows="2" style:text-autospace="none"/>
      <style:text-properties fo:color="#000000" style:font-name="Arial" fo:font-size="12pt" fo:language="es" fo:country="ES" style:font-name-asian="Times New Roman" style:font-size-asian="12pt" style:font-name-complex="Arial" style:font-size-complex="12pt" style:language-complex="ar" style:country-complex="SA"/>
    </style:style>
    <style:style style:name="Título_20_Art._20_COMNI" style:display-name="Título Art. COMNI" style:family="paragraph" style:parent-style-name="Default" style:next-style-name="Default">
      <style:paragraph-properties fo:margin-top="0cm" fo:margin-bottom="0.423cm"/>
      <style:text-properties fo:color="#000000" style:font-name-complex="Times New Roman"/>
    </style:style>
    <style:style style:name="Referencia._20_COMNI" style:display-name="Referencia. COMNI" style:family="paragraph" style:parent-style-name="Default" style:next-style-name="Default">
      <style:text-properties fo:color="#000000" style:font-name-complex="Times New Roman"/>
    </style:style>
    <style:style style:name="Título_20_Ref._20_COMNI" style:display-name="Título Ref. COMNI" style:family="paragraph" style:parent-style-name="Default" style:next-style-name="Default">
      <style:paragraph-properties fo:margin-top="0.423cm" fo:margin-bottom="0.212cm"/>
      <style:text-properties fo:color="#000000" style:font-name-complex="Times New Roman"/>
    </style:style>
    <style:style style:name="Corpo_20_de_20_texto_20_2" style:display-name="Corpo de texto 2" style:family="paragraph" style:parent-style-name="Standard">
      <style:paragraph-properties fo:margin-top="0cm" fo:margin-bottom="0.212cm" fo:line-height="200%"/>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M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M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MP4" style:family="paragraph" style:parent-style-name="Header">
      <style:paragraph-properties fo:text-align="center" style:justify-single-word="false"/>
    </style:style>
    <style:style style:name="MT1" style:family="text">
      <style:text-properties style:font-name="Arial" fo:font-size="11pt" style:font-size-asian="11pt" style:font-name-complex="Arial" style:font-size-complex="11p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2.50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39cm" fo:margin-left="0cm" fo:margin-right="0cm" fo:margin-bottom="3.291cm" style:dynamic-spacing="true"/>
      </style:header-style>
      <style:footer-style/>
    </style:page-layout>
    <style:page-layout style:name="Mpm2">
      <style:page-layout-properties fo:page-width="21.001cm" fo:page-height="29.7cm" style:num-format="1" style:print-orientation="portrait" fo:margin-top="4.341cm" fo:margin-bottom="2.501cm" fo:margin-left="3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rcer Congreso Argentino de Ingeniería Mecánica</text:p>
        <text:p text:style-name="MP2">III CAIM 2012</text:p>
        <text:p text:style-name="MP3"><draw:frame draw:style-name="Mfr1" draw:name="figura1" text:anchor-type="char" svg:x="0.25cm" svg:y="0.069cm" svg:width="6.361cm" svg:height="1.995cm" draw:z-index="1"><draw:image xlink:href="Pictures/100000000000093A000002E42C3CC8CE.jpg" xlink:type="simple" xlink:show="embed" xlink:actuate="onLoad"/></draw:frame></text:p>
        <text:p text:style-name="MP4"><text:span text:style-name="MT1"><text:s text:c="85"/></text:span><text:span text:style-name="MT1"><draw:frame draw:style-name="Mfr2" draw:name="figura2" text:anchor-type="as-char" svg:width="6.724cm" svg:height="1.415cm" draw:z-index="0"><draw:image xlink:href="Pictures/10000000000004D8000001059CB8DB28.png" xlink:type="simple" xlink:show="embed" xlink:actuate="onLoad"/></draw:frame></text:span></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ATO E INSTRUCCIONES PARA PREPARAR EL RESUMEN A PRESENTAR EN EL</dc:title>
    <meta:initial-creator>Usuario</meta:initial-creator>
    <meta:creation-date>2012-01-23T19:54:00</meta:creation-date>
    <dc:creator>Rafael </dc:creator>
    <dc:date>2012-02-07T17:38:55</dc:date>
    <meta:print-date>2011-11-08T21:05:00</meta:print-date>
    <meta:editing-cycles>3</meta:editing-cycles>
    <meta:editing-duration>PT12M8S</meta:editing-duration>
    <meta:generator>BrOffice/3.3$Unix LibreOffice_project/330m19$Build-401</meta:generator>
    <meta:document-statistic meta:table-count="0" meta:image-count="2" meta:object-count="0" meta:page-count="1" meta:paragraph-count="21" meta:word-count="422" meta:character-count="2927"/>
    <meta:user-defined meta:name="Informações 1"/>
    <meta:user-defined meta:name="Informações 2"/>
    <meta:user-defined meta:name="Informações 3"/>
    <meta:user-defined meta:name="Informações 4"/>
  </office:meta>
</office:document-meta>
</file>